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ler" svg:font-family="Aller" style:font-adornments="Normal" style:font-pitch="variable"/>
    <style:font-face style:name="Aller Display1" svg:font-family="'Aller Display'" style:font-pitch="variable"/>
    <style:font-face style:name="Aller Display" svg:font-family="'Aller Display'" style:font-adornments="Normal" style:font-pitch="variable"/>
    <style:font-face style:name="Aller Light" svg:font-family="'Aller Light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none" draw:stroke-dash="Dashed_20__28_var_29__20_1" svg:stroke-width="0.1cm" svg:stroke-color="#dc322f" draw:marker-start="" draw:marker-start-width="0.35cm" draw:marker-start-center="false" draw:marker-end="" draw:marker-end-width="0.35cm" draw:marker-end-center="false" draw:fill="solid" draw:fill-color="#dc322f" draw:fill-image-width="0cm" draw:fill-image-height="0cm" draw:textarea-horizontal-align="justify" draw:textarea-vertical-align="middle" draw:auto-grow-height="false" fo:min-height="0.438cm" fo:min-width="0.438cm" fo:padding-top="0.1cm" fo:padding-bottom="0.1cm" fo:padding-left="0.1cm" fo:padding-right="0.1cm" draw:shadow="hidden" draw:shadow-offset-x="0.2cm" draw:shadow-offset-y="0.2cm" draw:shadow-color="#808080" style:protect="size"/>
    </style:style>
    <style:style style:name="gr2" style:family="graphic" style:parent-style-name="standard" style:list-style-name="L2">
      <style:graphic-properties draw:stroke="solid" draw:stroke-dash="Dashed_20__28_var_29__20_1" svg:stroke-width="0.05cm" svg:stroke-color="#268bd2" draw:marker-start="" draw:marker-start-width="0.28cm" draw:marker-start-center="false" draw:marker-end="" draw:marker-end-width="0.28cm" draw:marker-end-center="false" draw:fill="none" draw:fill-color="#268bd2" draw:fill-gradient-name="Gradient_20_2" draw:fill-hatch-name="Hatching_20_1" draw:fill-image-name="Bitmap_20_1" draw:fill-image-width="0cm" draw:fill-image-height="0cm" draw:textarea-horizontal-align="left" draw:textarea-vertical-align="top" draw:auto-grow-height="false" draw:fit-to-size="false" fo:min-height="0.801cm" fo:min-width="0.601cm" fo:padding-top="-0.3cm" fo:padding-bottom="0.1cm" fo:padding-left="0.1cm" fo:padding-right="0.1cm" draw:shadow="hidden" draw:shadow-offset-x="0.2cm" draw:shadow-offset-y="0.2cm" draw:shadow-color="#808080"/>
    </style:style>
    <style:style style:name="gr3" style:family="graphic" style:parent-style-name="standard" style:list-style-name="L2">
      <style:graphic-properties draw:stroke="solid" draw:stroke-dash="Dashed_20__28_var_29__20_1" svg:stroke-width="0.05cm" svg:stroke-color="#268bd2" draw:marker-start="" draw:marker-start-width="0.28cm" draw:marker-start-center="false" draw:marker-end="" draw:marker-end-width="0.28cm" draw:marker-end-center="false" draw:fill="none" draw:fill-color="#268bd2" draw:fill-gradient-name="Gradient_20_2" draw:fill-hatch-name="Hatching_20_1" draw:fill-image-name="Bitmap_20_1" draw:fill-image-width="0cm" draw:fill-image-height="0cm" draw:textarea-horizontal-align="left" draw:textarea-vertical-align="top" draw:auto-grow-height="false" draw:fit-to-size="false" fo:min-height="0.801cm" fo:min-width="0.601cm" fo:padding-top="-0.3cm" fo:padding-bottom="0.1cm" fo:padding-left="0.1cm" fo:padding-right="0.1cm" draw:shadow="hidden" draw:shadow-offset-x="0.2cm" draw:shadow-offset-y="0.2cm" draw:shadow-color="#808080"/>
    </style:style>
    <style:style style:name="gr4" style:family="graphic" style:parent-style-name="standard" style:list-style-name="L2">
      <style:graphic-properties draw:stroke="none" draw:stroke-dash="Dashed_20__28_var_29__20_1" svg:stroke-width="0.1cm" svg:stroke-color="#3465a4" draw:marker-start="" draw:marker-start-width="0.35cm" draw:marker-start-center="false" draw:marker-end="" draw:marker-end-width="0.35cm" draw:marker-end-center="false" draw:fill="solid" draw:fill-color="#4a8e00" draw:fill-image-width="0cm" draw:fill-image-height="0cm" draw:textarea-horizontal-align="justify" draw:textarea-vertical-align="middle" draw:auto-grow-height="false" fo:min-height="0.15cm" fo:min-width="0.15cm" fo:padding-top="0.1cm" fo:padding-bottom="0.1cm" fo:padding-left="0.1cm" fo:padding-right="0.1cm" draw:shadow="hidden" draw:shadow-offset-x="0.2cm" draw:shadow-offset-y="0.2cm" draw:shadow-color="#808080"/>
    </style:style>
    <style:style style:name="gr5" style:family="graphic" style:parent-style-name="standard" style:list-style-name="L2">
      <style:graphic-properties draw:stroke="none" draw:stroke-dash="Dashed_20__28_var_29__20_1" svg:stroke-width="0.1cm" svg:stroke-color="#3465a4" draw:marker-start="" draw:marker-start-width="0.35cm" draw:marker-start-center="false" draw:marker-end="" draw:marker-end-width="0.35cm" draw:marker-end-center="false" draw:fill="solid" draw:fill-color="#4a8e00" draw:fill-image-width="0cm" draw:fill-image-height="0cm" draw:textarea-horizontal-align="justify" draw:textarea-vertical-align="middle" draw:auto-grow-height="false" fo:min-height="0.15cm" fo:min-width="0.15cm" fo:padding-top="0.1cm" fo:padding-bottom="0.1cm" fo:padding-left="0.1cm" fo:padding-right="0.1cm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none" draw:stroke-dash="Dashed_20__28_var_29__20_1" svg:stroke-width="0.1cm" svg:stroke-color="#dc322f" draw:marker-start="" draw:marker-start-width="0.35cm" draw:marker-start-center="false" draw:marker-end="" draw:marker-end-width="0.35cm" draw:marker-end-center="false" draw:fill="solid" draw:fill-color="#dc322f" draw:fill-image-width="0cm" draw:fill-image-height="0cm" draw:textarea-horizontal-align="justify" draw:textarea-vertical-align="middle" draw:auto-grow-height="false" fo:min-height="0.438cm" fo:min-width="0.438cm" fo:padding-top="0.1cm" fo:padding-bottom="0.1cm" fo:padding-left="0.1cm" fo:padding-right="0.1cm" draw:shadow="hidden" draw:shadow-offset-x="0.2cm" draw:shadow-offset-y="0.2cm" draw:shadow-color="#808080" style:protect="size"/>
    </style:style>
    <style:style style:name="gr7" style:family="graphic" style:parent-style-name="standard" style:list-style-name="L2">
      <style:graphic-properties draw:stroke="solid" draw:stroke-dash="Dashed_20__28_var_29__20_1" svg:stroke-width="0.05cm" svg:stroke-color="#268bd2" draw:marker-start="" draw:marker-start-width="0.28cm" draw:marker-start-center="false" draw:marker-end="" draw:marker-end-width="0.28cm" draw:marker-end-center="false" draw:fill="none" draw:fill-color="#268bd2" draw:fill-gradient-name="Gradient_20_2" draw:fill-hatch-name="Hatching_20_1" draw:fill-image-name="Bitmap_20_1" draw:fill-image-width="0cm" draw:fill-image-height="0cm" draw:textarea-horizontal-align="left" draw:textarea-vertical-align="top" draw:auto-grow-height="false" draw:fit-to-size="false" fo:min-height="0.801cm" fo:min-width="0.601cm" fo:padding-top="-0.3cm" fo:padding-bottom="0.1cm" fo:padding-left="0.1cm" fo:padding-right="0.1cm" draw:shadow="hidden" draw:shadow-offset-x="0.2cm" draw:shadow-offset-y="0.2cm" draw:shadow-color="#808080"/>
    </style:style>
    <style:style style:name="gr8" style:family="graphic" style:parent-style-name="standard" style:list-style-name="L2">
      <style:graphic-properties draw:stroke="solid" draw:stroke-dash="Dashed_20__28_var_29__20_1" svg:stroke-width="0.05cm" svg:stroke-color="#268bd2" draw:marker-start="" draw:marker-start-width="0.28cm" draw:marker-start-center="false" draw:marker-end="" draw:marker-end-width="0.28cm" draw:marker-end-center="false" draw:fill="none" draw:fill-color="#268bd2" draw:fill-gradient-name="Gradient_20_2" draw:fill-hatch-name="Hatching_20_1" draw:fill-image-name="Bitmap_20_1" draw:fill-image-width="0cm" draw:fill-image-height="0cm" draw:textarea-horizontal-align="left" draw:textarea-vertical-align="top" draw:auto-grow-height="false" draw:fit-to-size="false" fo:min-height="0.801cm" fo:min-width="0.601cm" fo:padding-top="-0.3cm" fo:padding-bottom="0.1cm" fo:padding-left="0.1cm" fo:padding-right="0.1cm" draw:shadow="hidden" draw:shadow-offset-x="0.2cm" draw:shadow-offset-y="0.2cm" draw:shadow-color="#808080"/>
    </style:style>
    <style:style style:name="gr9" style:family="graphic" style:parent-style-name="standard" style:list-style-name="L2">
      <style:graphic-properties draw:stroke="none" draw:stroke-dash="Dashed_20__28_var_29__20_1" svg:stroke-width="0.1cm" svg:stroke-color="#3465a4" draw:marker-start="" draw:marker-start-width="0.35cm" draw:marker-start-center="false" draw:marker-end="" draw:marker-end-width="0.35cm" draw:marker-end-center="false" draw:fill="solid" draw:fill-color="#4a8e00" draw:fill-image-width="0cm" draw:fill-image-height="0cm" draw:textarea-horizontal-align="justify" draw:textarea-vertical-align="middle" draw:auto-grow-height="false" fo:min-height="0.15cm" fo:min-width="0.15cm" fo:padding-top="0.1cm" fo:padding-bottom="0.1cm" fo:padding-left="0.1cm" fo:padding-right="0.1cm" draw:shadow="hidden" draw:shadow-offset-x="0.2cm" draw:shadow-offset-y="0.2cm" draw:shadow-color="#808080"/>
    </style:style>
    <style:style style:name="gr10" style:family="graphic" style:parent-style-name="standard" style:list-style-name="L2">
      <style:graphic-properties draw:stroke="none" draw:stroke-dash="Dashed_20__28_var_29__20_1" svg:stroke-width="0.1cm" svg:stroke-color="#3465a4" draw:marker-start="" draw:marker-start-width="0.35cm" draw:marker-start-center="false" draw:marker-end="" draw:marker-end-width="0.35cm" draw:marker-end-center="false" draw:fill="solid" draw:fill-color="#4a8e00" draw:fill-image-width="0cm" draw:fill-image-height="0cm" draw:textarea-horizontal-align="justify" draw:textarea-vertical-align="middle" draw:auto-grow-height="false" fo:min-height="0.15cm" fo:min-width="0.15cm" fo:padding-top="0.1cm" fo:padding-bottom="0.1cm" fo:padding-left="0.1cm" fo:padding-right="0.1cm" draw:shadow="hidden" draw:shadow-offset-x="0.2cm" draw:shadow-offset-y="0.2cm" draw:shadow-color="#808080"/>
    </style:style>
    <style:style style:name="gr11" style:family="graphic" style:parent-style-name="standard" style:list-style-name="L2">
      <style:graphic-properties draw:stroke="none" draw:stroke-dash="Dashed_20__28_var_29__20_1" svg:stroke-width="0.1cm" svg:stroke-color="#dc322f" draw:marker-start="" draw:marker-start-width="0.35cm" draw:marker-start-center="false" draw:marker-end="" draw:marker-end-width="0.35cm" draw:marker-end-center="false" draw:fill="solid" draw:fill-color="#dc322f" draw:fill-image-width="0cm" draw:fill-image-height="0cm" draw:textarea-horizontal-align="justify" draw:textarea-vertical-align="middle" draw:auto-grow-height="false" fo:min-height="0.438cm" fo:min-width="0.438cm" fo:padding-top="0.1cm" fo:padding-bottom="0.1cm" fo:padding-left="0.1cm" fo:padding-right="0.1cm" draw:shadow="hidden" draw:shadow-offset-x="0.2cm" draw:shadow-offset-y="0.2cm" draw:shadow-color="#808080" style:protect="size"/>
    </style:style>
    <style:style style:name="gr12" style:family="graphic" style:parent-style-name="standard" style:list-style-name="L2">
      <style:graphic-properties draw:stroke="solid" draw:stroke-dash="Dashed_20__28_var_29__20_1" svg:stroke-width="0.05cm" svg:stroke-color="#268bd2" draw:marker-start="" draw:marker-start-width="0.28cm" draw:marker-start-center="false" draw:marker-end="" draw:marker-end-width="0.28cm" draw:marker-end-center="false" draw:fill="none" draw:fill-color="#268bd2" draw:fill-gradient-name="Gradient_20_2" draw:fill-hatch-name="Hatching_20_1" draw:fill-image-name="Bitmap_20_1" draw:fill-image-width="0cm" draw:fill-image-height="0cm" draw:textarea-horizontal-align="left" draw:textarea-vertical-align="top" draw:auto-grow-height="false" draw:fit-to-size="false" fo:min-height="0.801cm" fo:min-width="0.601cm" fo:padding-top="-0.3cm" fo:padding-bottom="0.1cm" fo:padding-left="0.1cm" fo:padding-right="0.1cm" draw:shadow="hidden" draw:shadow-offset-x="0.2cm" draw:shadow-offset-y="0.2cm" draw:shadow-color="#808080"/>
    </style:style>
    <style:style style:name="gr13" style:family="graphic" style:parent-style-name="standard" style:list-style-name="L2">
      <style:graphic-properties draw:stroke="solid" draw:stroke-dash="Dashed_20__28_var_29__20_1" svg:stroke-width="0.05cm" svg:stroke-color="#268bd2" draw:marker-start="" draw:marker-start-width="0.28cm" draw:marker-start-center="false" draw:marker-end="" draw:marker-end-width="0.28cm" draw:marker-end-center="false" draw:fill="none" draw:fill-color="#268bd2" draw:fill-gradient-name="Gradient_20_2" draw:fill-hatch-name="Hatching_20_1" draw:fill-image-name="Bitmap_20_1" draw:fill-image-width="0cm" draw:fill-image-height="0cm" draw:textarea-horizontal-align="left" draw:textarea-vertical-align="top" draw:auto-grow-height="false" draw:fit-to-size="false" fo:min-height="0.801cm" fo:min-width="1.001cm" fo:padding-top="-0.3cm" fo:padding-bottom="0.1cm" fo:padding-left="0.1cm" fo:padding-right="0.1cm" draw:shadow="hidden" draw:shadow-offset-x="0.2cm" draw:shadow-offset-y="0.2cm" draw:shadow-color="#808080"/>
    </style:style>
    <style:style style:name="gr14" style:family="graphic" style:parent-style-name="standard" style:list-style-name="L2">
      <style:graphic-properties draw:stroke="none" draw:stroke-dash="Dashed_20__28_var_29__20_1" svg:stroke-width="0.1cm" svg:stroke-color="#3465a4" draw:marker-start="" draw:marker-start-width="0.35cm" draw:marker-start-center="false" draw:marker-end="" draw:marker-end-width="0.35cm" draw:marker-end-center="false" draw:fill="solid" draw:fill-color="#4a8e00" draw:fill-image-width="0cm" draw:fill-image-height="0cm" draw:textarea-horizontal-align="justify" draw:textarea-vertical-align="middle" draw:auto-grow-height="false" fo:min-height="0.15cm" fo:min-width="0.15cm" fo:padding-top="0.1cm" fo:padding-bottom="0.1cm" fo:padding-left="0.1cm" fo:padding-right="0.1cm" draw:shadow="hidden" draw:shadow-offset-x="0.2cm" draw:shadow-offset-y="0.2cm" draw:shadow-color="#808080"/>
    </style:style>
    <style:style style:name="gr15" style:family="graphic" style:parent-style-name="standard" style:list-style-name="L2">
      <style:graphic-properties draw:stroke="none" draw:stroke-dash="Dashed_20__28_var_29__20_1" svg:stroke-width="0.1cm" svg:stroke-color="#3465a4" draw:marker-start="" draw:marker-start-width="0.35cm" draw:marker-start-center="false" draw:marker-end="" draw:marker-end-width="0.35cm" draw:marker-end-center="false" draw:fill="solid" draw:fill-color="#4a8e00" draw:fill-image-width="0cm" draw:fill-image-height="0cm" draw:textarea-horizontal-align="justify" draw:textarea-vertical-align="middle" draw:auto-grow-height="false" fo:min-height="0.15cm" fo:min-width="0.15cm" fo:padding-top="0.1cm" fo:padding-bottom="0.1cm" fo:padding-left="0.1cm" fo:padding-right="0.1cm" draw:shadow="hidden" draw:shadow-offset-x="0.2cm" draw:shadow-offset-y="0.2cm" draw:shadow-color="#808080"/>
    </style:style>
    <style:style style:name="gr16" style:family="graphic" style:parent-style-name="standard" style:list-style-name="L2">
      <style:graphic-properties draw:stroke="none" draw:stroke-dash="Dashed_20__28_var_29__20_1" svg:stroke-width="0.1cm" svg:stroke-color="#3465a4" draw:marker-start="" draw:marker-start-width="0.35cm" draw:marker-start-center="false" draw:marker-end="" draw:marker-end-width="0.35cm" draw:marker-end-center="false" draw:fill="solid" draw:fill-color="#4a8e00" draw:fill-image-width="0cm" draw:fill-image-height="0cm" draw:textarea-horizontal-align="justify" draw:textarea-vertical-align="middle" draw:auto-grow-height="false" fo:min-height="0.15cm" fo:min-width="0.15cm" fo:padding-top="0.1cm" fo:padding-bottom="0.1cm" fo:padding-left="0.1cm" fo:padding-right="0.1cm" draw:shadow="hidden" draw:shadow-offset-x="0.2cm" draw:shadow-offset-y="0.2cm" draw:shadow-color="#808080"/>
    </style:style>
    <style:style style:name="gr17" style:family="graphic" style:parent-style-name="standard" style:list-style-name="L2">
      <style:graphic-properties draw:stroke="dash" draw:stroke-dash="Fine_20_Dashed" svg:stroke-width="0.081cm" svg:stroke-color="#dc322f" draw:marker-start="" draw:marker-start-width="0.322cm" draw:marker-start-center="false" draw:marker-end="" draw:marker-end-width="0.322cm" draw:marker-end-center="false" draw:fill="none" draw:fill-color="#dc322f" draw:fill-image-width="0cm" draw:fill-image-height="0cm" draw:textarea-horizontal-align="justify" draw:textarea-vertical-align="middle" draw:auto-grow-height="false" fo:min-height="0.456cm" fo:min-width="0.456cm" fo:padding-top="0.091cm" fo:padding-bottom="0.091cm" fo:padding-left="0.091cm" fo:padding-right="0.091cm" draw:shadow="hidden" draw:shadow-offset-x="0.2cm" draw:shadow-offset-y="0.2cm" draw:shadow-color="#808080" style:protect="size"/>
    </style:style>
    <style:style style:name="gr18" style:family="graphic" style:parent-style-name="standard" style:list-style-name="L2">
      <style:graphic-properties draw:stroke="solid" draw:stroke-dash="Dashed_20__28_var_29__20_1" svg:stroke-width="0.05cm" svg:stroke-color="#268bd2" draw:marker-start="" draw:marker-start-width="0.28cm" draw:marker-start-center="false" draw:marker-end="" draw:marker-end-width="0.28cm" draw:marker-end-center="false" draw:fill="none" draw:fill-color="#268bd2" draw:fill-gradient-name="Gradient_20_2" draw:fill-hatch-name="Hatching_20_1" draw:fill-image-name="Bitmap_20_1" draw:fill-image-width="0cm" draw:fill-image-height="0cm" draw:textarea-horizontal-align="left" draw:textarea-vertical-align="top" draw:auto-grow-height="false" draw:fit-to-size="false" fo:min-height="0.801cm" fo:min-width="1.001cm" fo:padding-top="-0.3cm" fo:padding-bottom="0.1cm" fo:padding-left="0.1cm" fo:padding-right="0.1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none" draw:stroke-dash="Dashed_20__28_var_29__20_1" svg:stroke-width="0.1cm" svg:stroke-color="#3465a4" draw:marker-start="" draw:marker-start-width="0.35cm" draw:marker-start-center="false" draw:marker-end="" draw:marker-end-width="0.35cm" draw:marker-end-center="false" draw:fill="solid" draw:fill-color="#4a8e00" draw:fill-image-width="0cm" draw:fill-image-height="0cm" draw:textarea-horizontal-align="justify" draw:textarea-vertical-align="middle" draw:auto-grow-height="false" fo:min-height="0.15cm" fo:min-width="0.15cm" fo:padding-top="0.1cm" fo:padding-bottom="0.1cm" fo:padding-left="0.1cm" fo:padding-right="0.1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none" draw:stroke-dash="Dashed_20__28_var_29__20_1" svg:stroke-width="0.1cm" svg:stroke-color="#3465a4" draw:marker-start="" draw:marker-start-width="0.35cm" draw:marker-start-center="false" draw:marker-end="" draw:marker-end-width="0.35cm" draw:marker-end-center="false" draw:fill="solid" draw:fill-color="#4a8e00" draw:fill-image-width="0cm" draw:fill-image-height="0cm" draw:textarea-horizontal-align="justify" draw:textarea-vertical-align="middle" draw:auto-grow-height="false" fo:min-height="0.15cm" fo:min-width="0.15cm" fo:padding-top="0.1cm" fo:padding-bottom="0.1cm" fo:padding-left="0.1cm" fo:padding-right="0.1cm" draw:shadow="hidden" draw:shadow-offset-x="0.2cm" draw:shadow-offset-y="0.2cm" draw:shadow-color="#808080"/>
    </style:style>
    <style:style style:name="gr21" style:family="graphic" style:parent-style-name="standard" style:list-style-name="L2">
      <style:graphic-properties draw:stroke="dash" draw:stroke-dash="Fine_20_Dashed" svg:stroke-width="0.081cm" svg:stroke-color="#dc322f" draw:marker-start="" draw:marker-start-width="0.322cm" draw:marker-start-center="false" draw:marker-end="" draw:marker-end-width="0.322cm" draw:marker-end-center="false" draw:fill="none" draw:fill-color="#dc322f" draw:fill-image-width="0cm" draw:fill-image-height="0cm" draw:textarea-horizontal-align="justify" draw:textarea-vertical-align="middle" draw:auto-grow-height="false" fo:min-height="0.456cm" fo:min-width="0.456cm" fo:padding-top="0.091cm" fo:padding-bottom="0.091cm" fo:padding-left="0.091cm" fo:padding-right="0.091cm" draw:shadow="hidden" draw:shadow-offset-x="0.2cm" draw:shadow-offset-y="0.2cm" draw:shadow-color="#808080" style:protect="size"/>
    </style:style>
    <style:style style:name="gr22" style:family="graphic" style:parent-style-name="standard" style:list-style-name="L2">
      <style:graphic-properties draw:stroke="solid" draw:stroke-dash="Dashed_20__28_var_29__20_1" svg:stroke-width="0.05cm" svg:stroke-color="#268bd2" draw:marker-start="" draw:marker-start-width="0.28cm" draw:marker-start-center="false" draw:marker-end="" draw:marker-end-width="0.28cm" draw:marker-end-center="false" draw:fill="none" draw:fill-color="#268bd2" draw:fill-gradient-name="Gradient_20_2" draw:fill-hatch-name="Hatching_20_1" draw:fill-image-name="Bitmap_20_1" draw:fill-image-width="0cm" draw:fill-image-height="0cm" draw:textarea-horizontal-align="left" draw:textarea-vertical-align="top" draw:auto-grow-height="false" draw:fit-to-size="false" fo:min-height="0.801cm" fo:min-width="1.801cm" fo:padding-top="-0.3cm" fo:padding-bottom="0.1cm" fo:padding-left="0.1cm" fo:padding-right="0.1cm" draw:shadow="hidden" draw:shadow-offset-x="0.2cm" draw:shadow-offset-y="0.2cm" draw:shadow-color="#808080"/>
    </style:style>
    <style:style style:name="gr23" style:family="graphic" style:parent-style-name="standard" style:list-style-name="L2">
      <style:graphic-properties draw:stroke="none" draw:stroke-dash="Dashed_20__28_var_29__20_1" svg:stroke-width="0.1cm" svg:stroke-color="#3465a4" draw:marker-start="" draw:marker-start-width="0.35cm" draw:marker-start-center="false" draw:marker-end="" draw:marker-end-width="0.35cm" draw:marker-end-center="false" draw:fill="solid" draw:fill-color="#4a8e00" draw:fill-image-width="0cm" draw:fill-image-height="0cm" draw:textarea-horizontal-align="justify" draw:textarea-vertical-align="middle" draw:auto-grow-height="false" fo:min-height="0.15cm" fo:min-width="0.15cm" fo:padding-top="0.1cm" fo:padding-bottom="0.1cm" fo:padding-left="0.1cm" fo:padding-right="0.1cm" draw:shadow="hidden" draw:shadow-offset-x="0.2cm" draw:shadow-offset-y="0.2cm" draw:shadow-color="#808080"/>
    </style:style>
    <style:style style:name="gr24" style:family="graphic" style:parent-style-name="standard" style:list-style-name="L2">
      <style:graphic-properties draw:stroke="none" draw:stroke-dash="Dashed_20__28_var_29__20_1" svg:stroke-width="0.1cm" svg:stroke-color="#3465a4" draw:marker-start="" draw:marker-start-width="0.35cm" draw:marker-start-center="false" draw:marker-end="" draw:marker-end-width="0.35cm" draw:marker-end-center="false" draw:fill="solid" draw:fill-color="#4a8e00" draw:fill-image-width="0cm" draw:fill-image-height="0cm" draw:textarea-horizontal-align="justify" draw:textarea-vertical-align="middle" draw:auto-grow-height="false" fo:min-height="0.15cm" fo:min-width="0.15cm" fo:padding-top="0.1cm" fo:padding-bottom="0.1cm" fo:padding-left="0.1cm" fo:padding-right="0.1cm" draw:shadow="hidden" draw:shadow-offset-x="0.2cm" draw:shadow-offset-y="0.2cm" draw:shadow-color="#808080"/>
    </style:style>
    <style:style style:name="gr25" style:family="graphic" style:parent-style-name="standard" style:list-style-name="L2">
      <style:graphic-properties draw:stroke="none" draw:stroke-dash="Dashed_20__28_var_29__20_1" svg:stroke-width="0.1cm" svg:stroke-color="#3465a4" draw:marker-start="" draw:marker-start-width="0.35cm" draw:marker-start-center="false" draw:marker-end="" draw:marker-end-width="0.35cm" draw:marker-end-center="false" draw:fill="solid" draw:fill-color="#4a8e00" draw:fill-image-width="0cm" draw:fill-image-height="0cm" draw:textarea-horizontal-align="justify" draw:textarea-vertical-align="middle" draw:auto-grow-height="false" fo:min-height="0.15cm" fo:min-width="0.15cm" fo:padding-top="0.1cm" fo:padding-bottom="0.1cm" fo:padding-left="0.1cm" fo:padding-right="0.1cm" draw:shadow="hidden" draw:shadow-offset-x="0.2cm" draw:shadow-offset-y="0.2cm" draw:shadow-color="#808080"/>
    </style:style>
    <style:style style:name="gr26" style:family="graphic" style:parent-style-name="standard" style:list-style-name="L2">
      <style:graphic-properties draw:stroke="none" draw:stroke-dash="Dashed_20__28_var_29__20_1" svg:stroke-width="0.1cm" svg:stroke-color="#3465a4" draw:marker-start="" draw:marker-start-width="0.35cm" draw:marker-start-center="false" draw:marker-end="" draw:marker-end-width="0.35cm" draw:marker-end-center="false" draw:fill="solid" draw:fill-color="#4a8e00" draw:fill-image-width="0cm" draw:fill-image-height="0cm" draw:textarea-horizontal-align="justify" draw:textarea-vertical-align="middle" draw:auto-grow-height="false" fo:min-height="0.15cm" fo:min-width="0.15cm" fo:padding-top="0.1cm" fo:padding-bottom="0.1cm" fo:padding-left="0.1cm" fo:padding-right="0.1cm" draw:shadow="hidden" draw:shadow-offset-x="0.2cm" draw:shadow-offset-y="0.2cm" draw:shadow-color="#808080"/>
    </style:style>
    <style:style style:name="gr27" style:family="graphic" style:parent-style-name="standard" style:list-style-name="L2">
      <style:graphic-properties draw:stroke="none" draw:stroke-dash="Dashed_20__28_var_29__20_1" svg:stroke-width="0.1cm" svg:stroke-color="#dc322f" draw:marker-start="" draw:marker-start-width="0.35cm" draw:marker-start-center="false" draw:marker-end="" draw:marker-end-width="0.35cm" draw:marker-end-center="false" draw:fill="solid" draw:fill-color="#dc322f" draw:fill-image-width="0cm" draw:fill-image-height="0cm" draw:textarea-horizontal-align="justify" draw:textarea-vertical-align="middle" draw:auto-grow-height="false" fo:min-height="0.438cm" fo:min-width="0.438cm" fo:padding-top="0.1cm" fo:padding-bottom="0.1cm" fo:padding-left="0.1cm" fo:padding-right="0.1cm" draw:shadow="hidden" draw:shadow-offset-x="0.2cm" draw:shadow-offset-y="0.2cm" draw:shadow-color="#808080" style:protect="size"/>
    </style:style>
    <style:style style:name="gr28" style:family="graphic" style:parent-style-name="standard" style:list-style-name="L2">
      <style:graphic-properties draw:stroke="solid" draw:stroke-dash="Dashed_20__28_var_29__20_1" svg:stroke-width="0.05cm" svg:stroke-color="#268bd2" draw:marker-start="" draw:marker-start-width="0.28cm" draw:marker-start-center="false" draw:marker-end="" draw:marker-end-width="0.28cm" draw:marker-end-center="false" draw:fill="none" draw:fill-color="#268bd2" draw:fill-gradient-name="Gradient_20_2" draw:fill-hatch-name="Hatching_20_1" draw:fill-image-name="Bitmap_20_1" draw:fill-image-width="0cm" draw:fill-image-height="0cm" draw:textarea-horizontal-align="left" draw:textarea-vertical-align="top" draw:auto-grow-height="false" draw:fit-to-size="false" fo:min-height="0.801cm" fo:min-width="0.601cm" fo:padding-top="-0.3cm" fo:padding-bottom="0.1cm" fo:padding-left="0.1cm" fo:padding-right="0.1cm" draw:shadow="hidden" draw:shadow-offset-x="0.2cm" draw:shadow-offset-y="0.2cm" draw:shadow-color="#808080"/>
    </style:style>
    <style:style style:name="gr29" style:family="graphic" style:parent-style-name="standard" style:list-style-name="L2">
      <style:graphic-properties draw:stroke="solid" draw:stroke-dash="Dashed_20__28_var_29__20_1" svg:stroke-width="0.05cm" svg:stroke-color="#268bd2" draw:marker-start="" draw:marker-start-width="0.28cm" draw:marker-start-center="false" draw:marker-end="" draw:marker-end-width="0.28cm" draw:marker-end-center="false" draw:fill="none" draw:fill-color="#268bd2" draw:fill-gradient-name="Gradient_20_2" draw:fill-hatch-name="Hatching_20_1" draw:fill-image-name="Bitmap_20_1" draw:fill-image-width="0cm" draw:fill-image-height="0cm" draw:textarea-horizontal-align="left" draw:textarea-vertical-align="top" draw:auto-grow-height="false" draw:fit-to-size="false" fo:min-height="0.801cm" fo:min-width="0.601cm" fo:padding-top="-0.3cm" fo:padding-bottom="0.1cm" fo:padding-left="0.1cm" fo:padding-right="0.1cm" draw:shadow="hidden" draw:shadow-offset-x="0.2cm" draw:shadow-offset-y="0.2cm" draw:shadow-color="#808080"/>
    </style:style>
    <style:style style:name="gr30" style:family="graphic" style:parent-style-name="standard" style:list-style-name="L2">
      <style:graphic-properties draw:stroke="none" draw:stroke-dash="Dashed_20__28_var_29__20_1" svg:stroke-width="0.1cm" svg:stroke-color="#3465a4" draw:marker-start="" draw:marker-start-width="0.35cm" draw:marker-start-center="false" draw:marker-end="" draw:marker-end-width="0.35cm" draw:marker-end-center="false" draw:fill="solid" draw:fill-color="#4a8e00" draw:fill-image-width="0cm" draw:fill-image-height="0cm" draw:textarea-horizontal-align="justify" draw:textarea-vertical-align="middle" draw:auto-grow-height="false" fo:min-height="0.15cm" fo:min-width="0.15cm" fo:padding-top="0.1cm" fo:padding-bottom="0.1cm" fo:padding-left="0.1cm" fo:padding-right="0.1cm" draw:shadow="hidden" draw:shadow-offset-x="0.2cm" draw:shadow-offset-y="0.2cm" draw:shadow-color="#808080"/>
    </style:style>
    <style:style style:name="gr31" style:family="graphic" style:parent-style-name="standard" style:list-style-name="L2">
      <style:graphic-properties draw:stroke="none" draw:stroke-dash="Dashed_20__28_var_29__20_1" svg:stroke-width="0.1cm" svg:stroke-color="#3465a4" draw:marker-start="" draw:marker-start-width="0.35cm" draw:marker-start-center="false" draw:marker-end="" draw:marker-end-width="0.35cm" draw:marker-end-center="false" draw:fill="solid" draw:fill-color="#4a8e00" draw:fill-image-width="0cm" draw:fill-image-height="0cm" draw:textarea-horizontal-align="justify" draw:textarea-vertical-align="middle" draw:auto-grow-height="false" fo:min-height="0.15cm" fo:min-width="0.15cm" fo:padding-top="0.1cm" fo:padding-bottom="0.1cm" fo:padding-left="0.1cm" fo:padding-right="0.1cm" draw:shadow="hidden" draw:shadow-offset-x="0.2cm" draw:shadow-offset-y="0.2cm" draw:shadow-color="#808080"/>
    </style:style>
    <style:style style:name="gr32" style:family="graphic" style:parent-style-name="Lien_20_causal">
      <style:graphic-properties draw:textarea-vertical-align="bottom"/>
    </style:style>
    <style:style style:name="gr33" style:family="graphic" style:parent-style-name="Alternative">
      <style:graphic-properties draw:textarea-vertical-align="middle"/>
    </style:style>
    <style:style style:name="gr34" style:family="graphic" style:parent-style-name="standard">
      <style:graphic-properties draw:stroke="none" draw:fill="none" fo:min-height="0.713cm"/>
    </style:style>
    <style:style style:name="gr35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93a1a1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2">
      <style:graphic-properties draw:stroke="none" svg:stroke-width="0cm" svg:stroke-color="#657b83" draw:marker-start="" draw:marker-start-width="0.2cm" draw:marker-start-center="false" draw:marker-end="" draw:marker-end-width="0.2cm" draw:marker-end-center="false" draw:fill="solid" draw:fill-color="#93a1a1" draw:textarea-horizontal-align="justify" draw:textarea-vertical-align="middle" draw:auto-grow-height="false" fo:min-height="0.15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93a1a1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93a1a1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93a1a1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93a1a1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2">
      <style:graphic-properties draw:stroke="none" svg:stroke-width="0cm" svg:stroke-color="#657b83" draw:marker-start="" draw:marker-start-width="0.2cm" draw:marker-start-center="false" draw:marker-end="" draw:marker-end-width="0.2cm" draw:marker-end-center="false" draw:fill="solid" draw:fill-color="#93a1a1" draw:textarea-horizontal-align="justify" draw:textarea-vertical-align="middle" draw:auto-grow-height="false" fo:min-height="0.15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93a1a1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93a1a1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93a1a1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93a1a1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2">
      <style:graphic-properties draw:stroke="none" svg:stroke-width="0cm" svg:stroke-color="#657b83" draw:marker-start="" draw:marker-start-width="0.2cm" draw:marker-start-center="false" draw:marker-end="" draw:marker-end-width="0.2cm" draw:marker-end-center="false" draw:fill="solid" draw:fill-color="#93a1a1" draw:textarea-horizontal-align="justify" draw:textarea-vertical-align="middle" draw:auto-grow-height="false" fo:min-height="0.15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93a1a1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93a1a1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93a1a1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93a1a1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2">
      <style:graphic-properties draw:stroke="none" svg:stroke-width="0cm" svg:stroke-color="#657b83" draw:marker-start="" draw:marker-start-width="0.2cm" draw:marker-start-center="false" draw:marker-end="" draw:marker-end-width="0.2cm" draw:marker-end-center="false" draw:fill="solid" draw:fill-color="#93a1a1" draw:textarea-horizontal-align="justify" draw:textarea-vertical-align="middle" draw:auto-grow-height="false" fo:min-height="0.15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93a1a1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93a1a1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93a1a1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93a1a1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2">
      <style:graphic-properties draw:stroke="none" svg:stroke-width="0cm" svg:stroke-color="#657b83" draw:marker-start="" draw:marker-start-width="0.2cm" draw:marker-start-center="false" draw:marker-end="" draw:marker-end-width="0.2cm" draw:marker-end-center="false" draw:fill="solid" draw:fill-color="#93a1a1" draw:textarea-horizontal-align="justify" draw:textarea-vertical-align="middle" draw:auto-grow-height="false" fo:min-height="0.15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93a1a1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93a1a1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93a1a1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2" style:family="paragraph">
      <loext:graphic-properties draw:fill="solid" draw:fill-color="#dc322f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ller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268bd2" draw:fill-gradient-name="Gradient_20_2" draw:fill-hatch-name="Hatching_20_1" draw:fill-image-name="Bitmap_20_1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268bd2" style:text-outline="true" style:text-line-through-style="none" style:text-line-through-type="none" style:font-name="Aller Display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4a8e00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Aller Display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dc322f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fo:color="#dc322f" style:text-outline="false" style:text-line-through-style="none" style:text-line-through-type="none" style:font-name="Aller Display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1cm" fo:margin-bottom="0.1cm" fo:line-height="100%" fo:text-align="end" fo:text-indent="0cm"/>
      <style:text-properties fo:font-variant="normal" fo:text-transform="none" fo:color="#4a8e00" style:text-outline="false" style:text-line-through-style="none" style:text-line-through-type="none" style:font-name="Aller Display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text-properties fo:color="#d33682"/>
    </style:style>
    <style:style style:name="P11" style:family="paragraph">
      <loext:graphic-properties draw:fill="none"/>
      <style:text-properties fo:color="#d33682"/>
    </style:style>
    <style:style style:name="P12" style:family="paragraph">
      <loext:graphic-properties draw:fill="solid" draw:fill-color="#93a1a1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language="fr" fo:country="FR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style:font-name="Aller Light"/>
    </style:style>
    <style:style style:name="P14" style:family="paragraph">
      <loext:graphic-properties draw:fill="solid" draw:fill-color="#93a1a1"/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Aller Light" fo:font-size="28pt" fo:language="fr" fo:country="FR" fo:font-style="normal" fo:text-shadow="none" style:text-underline-style="none" fo:font-weight="bold" style:letter-kerning="true" style:font-name-asian="Droid Sans Fallback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Aller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268bd2" style:text-outline="true" style:text-line-through-style="none" style:text-line-through-type="none" style:font-name="Aller Display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Aller Display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4a8e00" style:text-outline="false" style:text-line-through-style="none" style:text-line-through-type="none" style:font-name="Aller Display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dc322f" style:text-outline="false" style:text-line-through-style="none" style:text-line-through-type="none" style:font-name="Aller Display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268bd2"/>
    </style:style>
    <style:style style:name="T7" style:family="text">
      <style:text-properties fo:color="#4a8e00"/>
    </style:style>
    <style:style style:name="T8" style:family="text">
      <style:text-properties fo:color="#d33682" fo:font-size="11pt" style:font-size-asian="11pt" style:font-size-complex="11pt"/>
    </style:style>
    <style:style style:name="T9" style:family="text">
      <style:text-properties fo:color="#ffffff" style:text-outline="false" style:text-line-through-style="none" style:text-line-through-type="none" style:font-name="Aller Light" fo:font-size="14pt" fo:language="fr" fo:country="FR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xml:id="id6" draw:id="id6">
          <draw:custom-shape draw:style-name="gr1" draw:text-style-name="P2" draw:layer="layout" svg:width="0.9cm" svg:height="0.9cm" svg:x="4.601cm" svg:y="1.2cm">
            <text:p text:style-name="P1"><text:span text:style-name="T1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4" draw:layer="layout" svg:width="0.8cm" svg:height="0.6cm" svg:x="4.401cm" svg:y="2.1cm">
              <text:p text:style-name="P3"><text:span text:style-name="T2">pre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4" draw:layer="layout" svg:width="0.8cm" svg:height="0.6cm" svg:x="5.001cm" svg:y="2.1cm">
              <text:p text:style-name="P3"><text:span text:style-name="T2">eff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5" draw:layer="layout" svg:width="0.35cm" svg:height="0.35cm" svg:x="5.251cm" svg:y="2.25cm">
              <text:p text:style-name="P3"><text:span text:style-name="T3">4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0.35cm" svg:height="0.35cm" svg:x="4.651cm" svg:y="2.25cm">
              <text:p text:style-name="P3"><text:span text:style-name="T3">2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Proper_20_plan" draw:layer="layout" draw:line-skew="-0.171cm" svg:x1="2.3cm" svg:y1="2.55cm" svg:x2="4.4cm" svg:y2="3.35cm" draw:start-shape="id1" draw:start-glue-point="1" draw:end-shape="id2" draw:end-glue-point="6" svg:d="M2300 2550h900v800h1200" svg:viewBox="0 0 2101 801">
          <text:p><text:span text:style-name="T4">1</text:span><text:span text:style-name="T4"><text:tab/></text:span></text:p>
        </draw:connector>
        <draw:g xml:id="id3" draw:id="id3">
          <draw:custom-shape draw:style-name="gr6" draw:text-style-name="P2" draw:layer="layout" svg:width="0.9cm" svg:height="0.9cm" svg:x="9.6cm" svg:y="2.9cm">
            <text:p text:style-name="P1"><text:span text:style-name="T1">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7" draw:text-style-name="P4" draw:layer="layout" svg:width="0.8cm" svg:height="0.6cm" svg:x="9.4cm" svg:y="3.8cm">
              <text:p text:style-name="P3"><text:span text:style-name="T2">pre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4" draw:layer="layout" svg:width="0.8cm" svg:height="0.6cm" svg:x="10cm" svg:y="3.8cm">
              <text:p text:style-name="P3"><text:span text:style-name="T2">eff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9" draw:text-style-name="P5" draw:layer="layout" svg:width="0.35cm" svg:height="0.35cm" svg:x="10.25cm" svg:y="3.95cm">
              <text:p text:style-name="P3"><text:span text:style-name="T3">-5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5" draw:layer="layout" svg:width="0.35cm" svg:height="0.35cm" svg:x="9.65cm" svg:y="3.95cm">
              <text:p text:style-name="P3"><text:span text:style-name="T3">4</text:span></text:p>
              <draw:enhanced-geometry svg:viewBox="0 0 21600 21600" draw:type="rectangle" draw:enhanced-path="M 0 0 L 21600 0 21600 21600 0 21600 0 0 Z N"/>
            </draw:custom-shape>
          </draw:g>
        </draw:g>
        <draw:g xml:id="id7" draw:id="id7">
          <draw:custom-shape draw:style-name="gr11" draw:text-style-name="P2" xml:id="id2" draw:id="id2" draw:layer="layout" svg:width="0.9cm" svg:height="0.9cm" svg:x="4.4cm" svg:y="2.9cm">
            <text:p text:style-name="P1"><text:span text:style-name="T1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xml:id="id8" draw:id="id8">
            <draw:custom-shape draw:style-name="gr12" draw:text-style-name="P4" draw:layer="layout" svg:width="0.8cm" svg:height="0.6cm" svg:x="4.2cm" svg:y="3.8cm">
              <text:p text:style-name="P3"><text:span text:style-name="T2">pre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3" draw:text-style-name="P4" draw:layer="layout" svg:width="1.2cm" svg:height="0.6cm" svg:x="4.8cm" svg:y="3.8cm">
              <text:p text:style-name="P3"><text:span text:style-name="T2">eff</text:span></text:p>
              <draw:enhanced-geometry svg:viewBox="0 0 21600 21600" draw:mirror-horizontal="false" draw:mirror-vertical="false" draw:text-areas="0 0 21600 21600" draw:type="chevron" draw:modifiers="17877.102414654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4" draw:text-style-name="P5" draw:layer="layout" svg:width="0.35cm" svg:height="0.35cm" svg:x="5.05cm" svg:y="3.95cm">
              <text:p text:style-name="P3"><text:span text:style-name="T3">3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5" draw:layer="layout" svg:width="0.35cm" svg:height="0.35cm" svg:x="4.45cm" svg:y="3.95cm">
              <text:p text:style-name="P3"><text:span text:style-name="T3">1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5" draw:layer="layout" svg:width="0.35cm" svg:height="0.35cm" svg:x="5.45cm" svg:y="3.95cm">
              <text:p text:style-name="P3"><text:span text:style-name="T3">5</text:span></text:p>
              <draw:enhanced-geometry svg:viewBox="0 0 21600 21600" draw:type="rectangle" draw:enhanced-path="M 0 0 L 21600 0 21600 21600 0 21600 0 0 Z N"/>
            </draw:custom-shape>
          </draw:g>
        </draw:g>
        <draw:g xml:id="id1" draw:id="id1">
          <draw:custom-shape draw:style-name="gr17" draw:text-style-name="P6" draw:layer="layout" svg:width="0.9cm" svg:height="0.9cm" svg:x="1.4cm" svg:y="1.8cm">
            <text:p text:style-name="P1"><text:span text:style-name="T5">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8" draw:text-style-name="P4" draw:layer="layout" svg:width="1.2cm" svg:height="0.6cm" svg:x="1.1cm" svg:y="2.7cm">
              <text:p text:style-name="P3"><text:span text:style-name="T2">eff</text:span></text:p>
              <draw:enhanced-geometry svg:viewBox="0 0 21600 21600" draw:mirror-horizontal="false" draw:mirror-vertical="false" draw:text-areas="0 0 21600 21600" draw:type="chevron" draw:modifiers="17877.102414654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9" draw:text-style-name="P5" draw:layer="layout" svg:width="0.35cm" svg:height="0.35cm" svg:x="1.35cm" svg:y="2.85cm">
              <text:p text:style-name="P3"><text:span text:style-name="T3">1</text:span></text:p>
              <draw:enhanced-geometry svg:viewBox="0 0 21600 21600" draw:type="rectangle" draw:enhanced-path="M 0 0 L 21600 0 21600 21600 0 21600 0 0 Z N"/>
            </draw:custom-shape>
            <draw:custom-shape draw:style-name="gr20" draw:text-style-name="P5" draw:layer="layout" svg:width="0.35cm" svg:height="0.35cm" svg:x="1.75cm" svg:y="2.85cm">
              <text:p text:style-name="P3"><text:span text:style-name="T3">2</text:span></text:p>
              <draw:enhanced-geometry svg:viewBox="0 0 21600 21600" draw:type="rectangle" draw:enhanced-path="M 0 0 L 21600 0 21600 21600 0 21600 0 0 Z N"/>
            </draw:custom-shape>
          </draw:g>
        </draw:g>
        <draw:g xml:id="id4" draw:id="id4">
          <draw:custom-shape draw:style-name="gr21" draw:text-style-name="P6" draw:layer="layout" svg:width="0.9cm" svg:height="0.9cm" svg:x="12.3cm" svg:y="5.3cm">
            <text:p text:style-name="P1"><text:span text:style-name="T5">G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2" draw:text-style-name="P4" draw:layer="layout" svg:width="2cm" svg:height="0.6cm" svg:x="11.7cm" svg:y="6.2cm">
              <text:p text:style-name="P3"><text:span text:style-name="T2">pre</text:span></text:p>
              <draw:enhanced-geometry svg:viewBox="0 0 21600 21600" draw:mirror-horizontal="false" draw:mirror-vertical="false" draw:text-areas="0 0 21600 21600" draw:type="chevron" draw:modifiers="19376.311844078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3" draw:text-style-name="P5" draw:layer="layout" svg:width="0.35cm" svg:height="0.35cm" svg:x="11.95cm" svg:y="6.35cm">
              <text:p text:style-name="P3"><text:span text:style-name="T3">3</text:span></text:p>
              <draw:enhanced-geometry svg:viewBox="0 0 21600 21600" draw:type="rectangle" draw:enhanced-path="M 0 0 L 21600 0 21600 21600 0 21600 0 0 Z N"/>
            </draw:custom-shape>
            <draw:custom-shape draw:style-name="gr24" draw:text-style-name="P5" draw:layer="layout" svg:width="0.35cm" svg:height="0.35cm" svg:x="12.35cm" svg:y="6.35cm">
              <text:p text:style-name="P3"><text:span text:style-name="T3">4</text:span></text:p>
              <draw:enhanced-geometry svg:viewBox="0 0 21600 21600" draw:type="rectangle" draw:enhanced-path="M 0 0 L 21600 0 21600 21600 0 21600 0 0 Z N"/>
            </draw:custom-shape>
            <draw:custom-shape draw:style-name="gr25" draw:text-style-name="P5" draw:layer="layout" svg:width="0.35cm" svg:height="0.35cm" svg:x="12.75cm" svg:y="6.35cm">
              <text:p text:style-name="P3"><text:span text:style-name="T3">-5</text:span></text:p>
              <draw:enhanced-geometry svg:viewBox="0 0 21600 21600" draw:type="rectangle" draw:enhanced-path="M 0 0 L 21600 0 21600 21600 0 21600 0 0 Z N"/>
            </draw:custom-shape>
            <draw:custom-shape draw:style-name="gr26" draw:text-style-name="P5" draw:layer="layout" svg:width="0.35cm" svg:height="0.35cm" svg:x="13.15cm" svg:y="6.35cm">
              <text:p text:style-name="P3"><text:span text:style-name="T3">6</text:span></text:p>
              <draw:enhanced-geometry svg:viewBox="0 0 21600 21600" draw:type="rectangle" draw:enhanced-path="M 0 0 L 21600 0 21600 21600 0 21600 0 0 Z N"/>
            </draw:custom-shape>
          </draw:g>
        </draw:g>
        <draw:g xml:id="id5" draw:id="id5">
          <draw:custom-shape draw:style-name="gr27" draw:text-style-name="P2" draw:layer="layout" svg:width="0.9cm" svg:height="0.9cm" svg:x="6.1cm" svg:y="4.4cm">
            <text:p text:style-name="P1"><text:span text:style-name="T1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8" draw:text-style-name="P4" draw:layer="layout" svg:width="0.8cm" svg:height="0.6cm" svg:x="5.9cm" svg:y="5.3cm">
              <text:p text:style-name="P3"><text:span text:style-name="T2">pre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4" draw:layer="layout" svg:width="0.8cm" svg:height="0.6cm" svg:x="6.5cm" svg:y="5.3cm">
              <text:p text:style-name="P3"><text:span text:style-name="T2">eff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0" draw:text-style-name="P5" draw:layer="layout" svg:width="0.35cm" svg:height="0.35cm" svg:x="6.75cm" svg:y="5.45cm">
              <text:p text:style-name="P3"><text:span text:style-name="T3">6</text:span></text:p>
              <draw:enhanced-geometry svg:viewBox="0 0 21600 21600" draw:type="rectangle" draw:enhanced-path="M 0 0 L 21600 0 21600 21600 0 21600 0 0 Z N"/>
            </draw:custom-shape>
            <draw:custom-shape draw:style-name="gr31" draw:text-style-name="P5" draw:layer="layout" svg:width="0.35cm" svg:height="0.35cm" svg:x="6.15cm" svg:y="5.45cm">
              <text:p text:style-name="P3"><text:span text:style-name="T3">5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Proper_20_plan" draw:layer="layout" draw:line-skew="-0.251cm" svg:x1="10.1cm" svg:y1="4.4cm" svg:x2="11.7cm" svg:y2="6.05cm" draw:start-shape="id3" draw:start-glue-point="2" draw:end-shape="id4" draw:end-glue-point="3" svg:d="M10100 4400v1650h1600" svg:viewBox="0 0 1601 1651">
          <text:p><text:span text:style-name="T4">-5</text:span><text:span text:style-name="T4"><text:tab/></text:span></text:p>
        </draw:connector>
        <draw:connector draw:style-name="Proper_20_plan" draw:layer="layout" draw:line-skew="-1.601cm" svg:x1="7.3cm" svg:y1="5.15cm" svg:x2="11.7cm" svg:y2="6.05cm" draw:start-shape="id5" draw:start-glue-point="1" draw:end-shape="id4" draw:end-glue-point="3" svg:d="M7300 5150h600v900h3800" svg:viewBox="0 0 4401 901">
          <text:p text:style-name="P7"><text:span text:style-name="T4">6</text:span><text:span text:style-name="T4"><text:tab/></text:span></text:p>
        </draw:connector>
        <draw:connector draw:style-name="Proper_20_plan" draw:layer="layout" draw:line-skew="0.999cm" svg:x1="5.801cm" svg:y1="1.95cm" svg:x2="9.4cm" svg:y2="3.65cm" draw:start-shape="id6" draw:start-glue-point="1" draw:end-shape="id3" draw:end-glue-point="3" svg:d="M5801 1950h2799v1700h800" svg:viewBox="0 0 3600 1701">
          <text:p><text:span text:style-name="T4">4 <text:s text:c="2"/></text:span></text:p>
        </draw:connector>
        <draw:connector draw:style-name="Proper_20_plan" draw:layer="layout" draw:line-skew="-0.251cm" svg:x1="5.1cm" svg:y1="4.4cm" svg:x2="5.9cm" svg:y2="5.15cm" draw:start-shape="id7" draw:start-glue-point="2" draw:end-shape="id5" draw:end-glue-point="3" svg:d="M5100 4400v750h800" svg:viewBox="0 0 801 751">
          <text:p><text:span text:style-name="T4">5</text:span></text:p>
        </draw:connector>
        <draw:connector draw:style-name="Proper_20_plan" draw:layer="layout" draw:line-skew="-0.159cm" svg:x1="2.3cm" svg:y1="2.55cm" svg:x2="4.401cm" svg:y2="1.95cm" draw:start-shape="id1" draw:start-glue-point="1" draw:end-shape="id6" svg:d="M2300 2550h900v-600h1201" svg:viewBox="0 0 2102 601">
          <text:p><text:span text:style-name="T4">2</text:span><text:span text:style-name="T4"><text:tab/></text:span></text:p>
        </draw:connector>
        <draw:connector draw:style-name="Menace" draw:layer="layout" svg:x1="6cm" svg:y1="3.65cm" svg:x2="9.4cm" svg:y2="3.65cm" draw:start-shape="id7" draw:start-glue-point="1" draw:end-shape="id3" svg:d="M6000 3650h3400" svg:viewBox="0 0 3401 1">
          <text:p><text:tab/><text:tab/><text:tab/><text:tab/> <text:s text:c="4"/></text:p>
          <text:p text:style-name="P8">⚔ <text:s text:c="2"/></text:p>
        </draw:connector>
        <draw:connector draw:style-name="Proper_20_plan" draw:layer="layout" draw:line-skew="-0.151cm" svg:x1="5.801cm" svg:y1="1.95cm" svg:x2="11.7cm" svg:y2="6.05cm" draw:start-shape="id6" draw:end-shape="id4" svg:d="M5801 1950h2799v4100h3100" svg:viewBox="0 0 5900 4101">
          <text:p><text:tab/></text:p>
        </draw:connector>
        <draw:connector draw:style-name="gr32" draw:layer="layout" draw:line-skew="-0.251cm" svg:x1="5.1cm" svg:y1="4.4cm" svg:x2="11.7cm" svg:y2="6.05cm" draw:start-shape="id8" draw:start-glue-point="2" draw:end-shape="id4" svg:d="M5100 4400v1650h6600" svg:viewBox="0 0 6601 1651">
          <text:p text:style-name="P9">3<text:tab/><text:tab/><text:tab/><text:tab/><text:tab/><text:tab/></text:p>
        </draw:connector>
        <draw:connector draw:style-name="gr33" draw:layer="layout" draw:line-skew="-0.251cm" svg:x1="1.7cm" svg:y1="3.3cm" svg:x2="11.7cm" svg:y2="6.05cm" draw:start-shape="id1" draw:start-glue-point="2" draw:end-shape="id4" draw:end-glue-point="3" svg:d="M1700 3300v2750h10000" svg:viewBox="0 0 10001 2751">
          <text:p text:style-name="P7"><text:span text:style-name="T6">⎇</text:span><text:span text:style-name="T7">6</text:span></text:p>
        </draw:connector>
        <draw:frame draw:style-name="gr34" draw:text-style-name="P11" draw:layer="layout" svg:width="1.162cm" svg:height="0.963cm" svg:x="7.1cm" svg:y="4.5cm">
          <draw:text-box>
            <text:p text:style-name="P10"><text:span text:style-name="T8">✘</text:span></text:p>
          </draw:text-box>
        </draw:frame>
        <draw:g>
          <draw:g>
            <draw:custom-shape draw:style-name="gr35" draw:text-style-name="P12" draw:layer="layout" svg:width="0.114cm" svg:height="0.171cm" svg:x="1.628cm" svg:y="4.315cm">
              <text:p/>
              <draw:enhanced-geometry svg:viewBox="0 0 21600 21600" draw:path-stretchpoint-x="10800" draw:path-stretchpoint-y="10800" draw:text-areas="?f3 ?f4 ?f5 ?f6" draw:type="round-rectangle" draw:modifiers="7541.1471321695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6" draw:text-style-name="P14" draw:layer="layout" svg:width="0.571cm" svg:height="0.571cm" svg:x="1.4cm" svg:y="4.429cm">
              <text:p text:style-name="P13"><text:span text:style-name="T9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12" draw:layer="layout" svg:width="0.2cm" svg:height="0.2cm" svg:x="1.586cm" svg:y="4.201cm">
              <text:p/>
              <draw:enhanced-geometry svg:viewBox="0 0 21600 21600" draw:type="block-arc" draw:modifiers="108.708434953589 7137.20792340635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38" draw:text-style-name="P12" draw:layer="layout" svg:width="0.071cm" svg:height="0.171cm" draw:transform="rotate (0.599520598060052) translate (1.4cm 4.464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7541.1471321695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9" draw:text-style-name="P12" draw:layer="layout" svg:width="0.071cm" svg:height="0.17cm" draw:transform="skewX (-0.00593411945678081) rotate (-0.872141027221567) translate (1.925cm 4.433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7541.1471321695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custom-shape draw:style-name="gr40" draw:text-style-name="P12" draw:layer="layout" svg:width="0.114cm" svg:height="0.171cm" svg:x="7.028cm" svg:y="4.415cm">
              <text:p/>
              <draw:enhanced-geometry svg:viewBox="0 0 21600 21600" draw:path-stretchpoint-x="10800" draw:path-stretchpoint-y="10800" draw:text-areas="?f3 ?f4 ?f5 ?f6" draw:type="round-rectangle" draw:modifiers="7541.1471321695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1" draw:text-style-name="P14" draw:layer="layout" svg:width="0.571cm" svg:height="0.571cm" svg:x="6.8cm" svg:y="4.529cm">
              <text:p text:style-name="P13"><text:span text:style-name="T9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2" draw:text-style-name="P12" draw:layer="layout" svg:width="0.2cm" svg:height="0.2cm" svg:x="6.986cm" svg:y="4.301cm">
              <text:p/>
              <draw:enhanced-geometry svg:viewBox="0 0 21600 21600" draw:type="block-arc" draw:modifiers="108.708434953589 7137.20792340635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43" draw:text-style-name="P12" draw:layer="layout" svg:width="0.071cm" svg:height="0.171cm" draw:transform="rotate (0.599520598060052) translate (6.8cm 4.564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7541.1471321695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4" draw:text-style-name="P12" draw:layer="layout" svg:width="0.071cm" svg:height="0.17cm" draw:transform="skewX (-0.00593411945678081) rotate (-0.872141027221567) translate (7.325cm 4.533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7541.1471321695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custom-shape draw:style-name="gr45" draw:text-style-name="P12" draw:layer="layout" svg:width="0.114cm" svg:height="0.171cm" svg:x="4.228cm" svg:y="5.214cm">
              <text:p/>
              <draw:enhanced-geometry svg:viewBox="0 0 21600 21600" draw:path-stretchpoint-x="10800" draw:path-stretchpoint-y="10800" draw:text-areas="?f3 ?f4 ?f5 ?f6" draw:type="round-rectangle" draw:modifiers="7541.1471321695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6" draw:text-style-name="P14" draw:layer="layout" svg:width="0.571cm" svg:height="0.571cm" svg:x="4cm" svg:y="5.328cm">
              <text:p text:style-name="P13"><text:span text:style-name="T9">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7" draw:text-style-name="P12" draw:layer="layout" svg:width="0.2cm" svg:height="0.2cm" svg:x="4.186cm" svg:y="5.1cm">
              <text:p/>
              <draw:enhanced-geometry svg:viewBox="0 0 21600 21600" draw:type="block-arc" draw:modifiers="108.708434953589 7137.20792340635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48" draw:text-style-name="P12" draw:layer="layout" svg:width="0.071cm" svg:height="0.171cm" draw:transform="rotate (0.599520598060052) translate (4cm 5.363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7541.1471321695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9" draw:text-style-name="P12" draw:layer="layout" svg:width="0.071cm" svg:height="0.17cm" draw:transform="skewX (-0.00593411945678081) rotate (-0.872141027221567) translate (4.525cm 5.332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7541.1471321695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custom-shape draw:style-name="gr50" draw:text-style-name="P12" draw:layer="layout" svg:width="0.114cm" svg:height="0.171cm" svg:x="7.028cm" svg:y="3.514cm">
              <text:p/>
              <draw:enhanced-geometry svg:viewBox="0 0 21600 21600" draw:path-stretchpoint-x="10800" draw:path-stretchpoint-y="10800" draw:text-areas="?f3 ?f4 ?f5 ?f6" draw:type="round-rectangle" draw:modifiers="7541.1471321695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1" draw:text-style-name="P14" draw:layer="layout" svg:width="0.571cm" svg:height="0.571cm" svg:x="6.8cm" svg:y="3.628cm">
              <text:p text:style-name="P13"><text:span text:style-name="T9">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2" draw:text-style-name="P12" draw:layer="layout" svg:width="0.2cm" svg:height="0.2cm" svg:x="6.986cm" svg:y="3.4cm">
              <text:p/>
              <draw:enhanced-geometry svg:viewBox="0 0 21600 21600" draw:type="block-arc" draw:modifiers="108.708434953589 7137.20792340635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53" draw:text-style-name="P12" draw:layer="layout" svg:width="0.071cm" svg:height="0.171cm" draw:transform="rotate (0.599520598060052) translate (6.8cm 3.663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7541.1471321695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4" draw:text-style-name="P12" draw:layer="layout" svg:width="0.071cm" svg:height="0.17cm" draw:transform="skewX (-0.00593411945678081) rotate (-0.872141027221567) translate (7.325cm 3.632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7541.1471321695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custom-shape draw:style-name="gr55" draw:text-style-name="P12" draw:layer="layout" svg:width="0.114cm" svg:height="0.171cm" svg:x="5.328cm" svg:y="2.914cm">
              <text:p/>
              <draw:enhanced-geometry svg:viewBox="0 0 21600 21600" draw:path-stretchpoint-x="10800" draw:path-stretchpoint-y="10800" draw:text-areas="?f3 ?f4 ?f5 ?f6" draw:type="round-rectangle" draw:modifiers="7541.1471321695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6" draw:text-style-name="P14" draw:layer="layout" svg:width="0.571cm" svg:height="0.571cm" svg:x="5.1cm" svg:y="3.028cm">
              <text:p text:style-name="P13"><text:span text:style-name="T9">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7" draw:text-style-name="P12" draw:layer="layout" svg:width="0.2cm" svg:height="0.2cm" svg:x="5.286cm" svg:y="2.8cm">
              <text:p/>
              <draw:enhanced-geometry svg:viewBox="0 0 21600 21600" draw:type="block-arc" draw:modifiers="108.708434953589 7137.20792340635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58" draw:text-style-name="P12" draw:layer="layout" svg:width="0.071cm" svg:height="0.171cm" draw:transform="rotate (0.599520598060052) translate (5.1cm 3.063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7541.1471321695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9" draw:text-style-name="P12" draw:layer="layout" svg:width="0.071cm" svg:height="0.17cm" draw:transform="skewX (-0.00593411945678081) rotate (-0.872141027221567) translate (5.625cm 3.032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7541.1471321695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frame draw:style-name="gr34" draw:text-style-name="P11" draw:layer="layout" svg:width="1.162cm" svg:height="0.963cm" svg:x="5.4cm" svg:y="3cm">
          <draw:text-box>
            <text:p text:style-name="P10"><text:span text:style-name="T8">✘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ler" svg:font-family="Aller" style:font-adornments="Normal" style:font-pitch="variable"/>
    <style:font-face style:name="Aller Display1" svg:font-family="'Aller Display'" style:font-pitch="variable"/>
    <style:font-face style:name="Aller Display" svg:font-family="'Aller Display'" style:font-adornments="Normal" style:font-pitch="variable"/>
    <style:font-face style:name="Aller Light" svg:font-family="'Aller Light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opacity draw:name="Transparency_20_1018" draw:display-name="Transparency 1018" draw:style="linear" draw:start="0%" draw:end="100%" draw:angle="110" draw:border="0%"/>
    <draw:marker draw:name="Arrow" svg:viewBox="0 0 20 30" svg:d="M10 0l-10 30h20z"/>
    <draw:stroke-dash draw:name="Code_20_barre_20_1" draw:display-name="Code barre 1" draw:style="rect" draw:dots1="1" draw:dots2="3" draw:dots2-length="20%" draw:distance="130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en_20_causal" style:display-name="Lien causal" style:family="graphic" style:parent-style-name="standard">
      <style:graphic-properties draw:stroke="dash" draw:stroke-dash="Ultrafine_20_Dashed" svg:stroke-width="0.08cm" svg:stroke-color="#4a8e00" draw:marker-start-width="0.32cm" draw:marker-start-center="false" draw:marker-end="Arrow" draw:marker-end-width="0.32cm" draw:marker-end-center="false" draw:fill="solid" draw:fill-color="#657b83" draw:fill-gradient-name="Gradient_20_4" draw:fill-hatch-name="Hatching_20_1" draw:fill-image-name="Bitmap_20_1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Lien_20_causal" style:display-name="Lien causal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font-variant="normal" fo:text-transform="none" fo:color="#4a8e00" style:text-outline="false" style:text-line-through-style="none" style:text-line-through-type="none" style:font-name="Aller Display" fo:font-family="'Aller Display'" style:font-style-name="Normal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enace" style:family="graphic" style:parent-style-name="Lien_20_causal">
      <style:graphic-properties draw:stroke="dash" draw:stroke-dash="Code_20_barre_20_1" svg:stroke-width="0.08cm" svg:stroke-color="#dc322f" draw:marker-start-width="0.32cm" draw:marker-start-center="false" draw:marker-end="Arrow" draw:marker-end-width="0.32cm" draw:marker-end-center="false" draw:fill="solid" draw:fill-color="#657b83" draw:fill-gradient-name="Gradient_20_4" draw:fill-hatch-name="Hatching_20_1" draw:fill-image-name="Bitmap_20_1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Menac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fo:color="#dc322f" style:text-outline="false" style:text-line-through-style="none" style:text-line-through-type="none" style:font-name="Aller" fo:font-family="Aller" style:font-style-name="Normal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oper_20_plan" style:display-name="Proper plan" style:family="graphic" style:parent-style-name="Lien_20_causal">
      <style:graphic-properties draw:stroke="solid" draw:stroke-dash="Ultrafine_20_Dashed" svg:stroke-color="#657b83"/>
    </style:style>
    <style:style style:name="Alternative" style:family="graphic" style:parent-style-name="Lien_20_causal">
      <style:graphic-properties draw:stroke-dash="Fine_20_Dashed" svg:stroke-color="#268bd2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6T09:04:01.243821956</meta:creation-date>
    <dc:date>2016-04-16T09:41:56.901736766</dc:date>
    <meta:editing-duration>PT27M42S</meta:editing-duration>
    <meta:editing-cycles>4</meta:editing-cycles>
    <meta:generator>LibreOffice/5.1.2.2$Linux_X86_64 LibreOffice_project/10m0$Build-2</meta:generator>
    <meta:document-statistic meta:object-count="90"/>
  </office:meta>
</office:document-meta>
</file>